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3.783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5.4138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2.5835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1.6827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2.6374in"/>
    </style:style>
    <style:style style:name="co16" style:family="table-column">
      <style:table-column-properties fo:break-before="auto" style:column-width="2.9909in"/>
    </style:style>
    <style:style style:name="co17" style:family="table-column">
      <style:table-column-properties fo:break-before="auto" style:column-width="2.766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2.8193in"/>
    </style:style>
    <style:style style:name="co20" style:family="table-column">
      <style:table-column-properties fo:break-before="auto" style:column-width="1.7791in"/>
    </style:style>
    <style:style style:name="co21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C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D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E1">
          <table:error-message table:message-type="stop" table:display="true"/>
        </table:content-validation>
        <table:content-validation table:name="val4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5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6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7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8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6375" table:default-cell-style-name="Default"/>
        <table:table-row table:style-name="ro2">
          <table:table-cell table:style-name="ce3" office:value-type="string" calcext:value-type="string">
            <text:p>FUNCTION/METHOD</text:p>
          </table:table-cell>
          <table:table-cell table:style-name="ce3" office:value-type="string" calcext:value-type="string">
            <text:p>LINK</text:p>
          </table:table-cell>
          <table:table-cell table:style-name="ce3" table:content-validation-name="val1" office:value-type="string" calcext:value-type="string">
            <text:p>TYPE</text:p>
          </table:table-cell>
          <table:table-cell table:style-name="ce3" table:content-validation-name="val2" office:value-type="string" calcext:value-type="string">
            <text:p>SCOPE</text:p>
          </table:table-cell>
          <table:table-cell table:style-name="ce3" table:content-validation-name="val3" office:value-type="string" calcext:value-type="string">
            <text:p>SECTION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5"/>
        </table:table-row>
        <table:table-row table:style-name="ro2">
          <table:table-cell office:value-type="string" calcext:value-type="string">
            <text:p>addArousalTiny</text:p>
          </table:table-cell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small Increase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Small</text:p>
          </table:table-cell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mall increase (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Medium</text:p>
          </table:table-cell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Moderate increase (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Large</text:p>
          </table:table-cell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Large increase (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rousalHuge</text:p>
          </table:table-cell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large increase (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Comfort</text:p>
          </table:table-cell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Enjoy</text:p>
          </table:table-cell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Close</text:p>
          </table:table-cell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sArousalOrgasm</text:p>
          </table:table-cell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Tiny</text:p>
          </table:table-cell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small decrease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Small</text:p>
          </table:table-cell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mall decrease (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Medium</text:p>
          </table:table-cell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Moderate decrease (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Large</text:p>
          </table:table-cell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Large decrease (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rousalHuge</text:p>
          </table:table-cell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large decrease (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Discomfort</text:p>
          </table:table-cell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lowest "discomfort" level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Comfort</text:p>
          </table:table-cell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comfort" threshold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Enjoy</text:p>
          </table:table-cell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enjoy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Close</text:p>
          </table:table-cell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close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ArousalOrgasm</text:p>
          </table:table-cell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Sets arousal level to the "orgasm" thresh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lcoholSmall</text:p>
          </table:table-cell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Small in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lcoholMedium</text:p>
          </table:table-cell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Moderate in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AlcoholLarge</text:p>
          </table:table-cell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Significant in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learAlcohol</text:p>
          </table:table-cell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Sets alcohol level to z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lcoholSmall</text:p>
          </table:table-cell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Small de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lcoholMedium</text:p>
          </table:table-cell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Moderate de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duceAlcoholLarge</text:p>
          </table:table-cell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office:value-type="string" calcext:value-type="string">
            <text:p>Significant decre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Flag</text:p>
          </table:table-cell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Flag</text:p>
          </table:table-cell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moveFlag</text:p>
          </table:table-cell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asFlag</text:p>
          </table:table-cell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Int</text:p>
          </table:table-cell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Int</text:p>
          </table:table-cell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 valu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ddToInt</text:p>
          </table:table-cell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 amount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ipNaked</text:p>
          </table:table-cell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office:value-type="string" calcext:value-type="string">
            <text:p>Removes all of the character's clothing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ixClothing</text:p>
          </table:table-cell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office:value-type="string" calcext:value-type="string">
            <text:p>Puts all the character's clothing back on and fixes it to a normally-worn state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etHairstyle</text:p>
          </table:table-cell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Description</text:p>
          </table:table-cell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Name</text:p>
          </table:table-cell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EyeColour</text:p>
          </table:table-cell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HairColour</text:p>
          </table:table-cell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Race</text:p>
          </table:table-cell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tSkinColour</text:p>
          </table:table-cell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ng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6379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16379"/>
        </table:table-row>
      </table:table>
      <table:table table:name="ENUM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6377" table:default-cell-style-name="Default"/>
        <table:table-row table:style-name="ro2"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LINK</text:p>
          </table:table-cell>
          <table:table-cell table:style-name="ce3" table:content-validation-name="val4" office:value-type="string" calcext:value-type="string">
            <text:p>SCOPE</text:p>
          </table:table-cell>
          <table:table-cell table:style-name="ce3" table:content-validation-name="val5" office:value-type="string" calcext:value-type="string">
            <text:p>SECTION/ITEM</text:p>
          </table:table-cell>
          <table:table-cell table:style-name="ce3" table:content-validation-name="val6" office:value-type="string" calcext:value-type="string">
            <text:p>SUBSE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4" office:value-type="string" calcext:value-type="string">
            <text:p>PC/NPC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4" office:value-type="string" calcext:value-type="string">
            <text:p>PC/NPC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4" office:value-type="string" calcext:value-type="string">
            <text:p>PC/NPC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4" office:value-type="string" calcext:value-type="string">
            <text:p>PC/NPC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ge</text:p>
          </table:table-cell>
          <table:table-cell table:content-validation-name="val6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4" office:value-type="string" calcext:value-type="string">
            <text:p>PC/Female NPCs</text:p>
          </table:table-cell>
          <table:table-cell table:content-validation-name="val5" office:value-type="string" calcext:value-type="string">
            <text:p>Breasts</text:p>
          </table:table-cell>
          <table:table-cell table:content-validation-name="val6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4" office:value-type="string" calcext:value-type="string">
            <text:p>PC/Female NPCs</text:p>
          </table:table-cell>
          <table:table-cell table:content-validation-name="val5" office:value-type="string" calcext:value-type="string">
            <text:p>Breasts</text:p>
          </table:table-cell>
          <table:table-cell table:content-validation-name="val6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4" office:value-type="string" calcext:value-type="string">
            <text:p>PC/Female NPCs</text:p>
          </table:table-cell>
          <table:table-cell table:content-validation-name="val5" office:value-type="string" calcext:value-type="string">
            <text:p>Breasts</text:p>
          </table:table-cell>
          <table:table-cell table:content-validation-name="val6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4" office:value-type="string" calcext:value-type="string">
            <text:p>PC/Female NPCs</text:p>
          </table:table-cell>
          <table:table-cell table:content-validation-name="val5" office:value-type="string" calcext:value-type="string">
            <text:p>Breasts</text:p>
          </table:table-cell>
          <table:table-cell table:content-validation-name="val6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4" office:value-type="string" calcext:value-type="string">
            <text:p>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4" office:value-type="string" calcext:value-type="string">
            <text:p>NPC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4" office:value-type="string" calcext:value-type="string">
            <text:p>NPC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4" office:value-type="string" calcext:value-type="string">
            <text:p>NPC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4" office:value-type="string" calcext:value-type="string">
            <text:p>Female NPCs</text:p>
          </table:table-cell>
          <table:table-cell table:content-validation-name="val5" office:value-type="string" calcext:value-type="string">
            <text:p>Appearance</text:p>
          </table:table-cell>
          <table:table-cell table:content-validation-name="val6" office:value-type="string" calcext:value-type="string">
            <text:p>Hairstyle</text:p>
          </table:table-cell>
          <table:table-cell table:number-columns-repeated="16379"/>
        </table:table-row>
        <table:table-row table:style-name="ro2" table:number-rows-repeated="1048545"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6379"/>
        </table:table-row>
        <table:table-row table:style-name="ro2">
          <table:table-cell table:number-columns-repeated="2"/>
          <table:table-cell table:content-validation-name="val4"/>
          <table:table-cell table:content-validation-name="val5"/>
          <table:table-cell table:content-validation-name="val6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" table:number-columns-repeated="16378" table:default-cell-style-name="Default"/>
        <table:table-row table:style-name="ro2">
          <table:table-cell table:style-name="ce3" office:value-type="string" calcext:value-type="string">
            <text:p>FLAG</text:p>
          </table:table-cell>
          <table:table-cell table:style-name="ce3" table:content-validation-name="val7" office:value-type="string" calcext:value-type="string">
            <text:p>SCOPE</text:p>
          </table:table-cell>
          <table:table-cell table:style-name="ce3" table:content-validation-name="val8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CENE(S)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7" office:value-type="string" calcext:value-type="string">
            <text:p>Scene</text:p>
          </table:table-cell>
          <table:table-cell table:content-validation-name="val8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7" office:value-type="string" calcext:value-type="string">
            <text:p>Item</text:p>
          </table:table-cell>
          <table:table-cell table:content-validation-name="val8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7" office:value-type="string" calcext:value-type="string">
            <text:p>Item</text:p>
          </table:table-cell>
          <table:table-cell table:content-validation-name="val8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7" office:value-type="string" calcext:value-type="string">
            <text:p>Item</text:p>
          </table:table-cell>
          <table:table-cell table:content-validation-name="val8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7"/>
          <table:table-cell table:content-validation-name="val8"/>
          <table:table-cell table:number-columns-repeated="16381"/>
        </table:table-row>
        <table:table-row table:style-name="ro2">
          <table:table-cell/>
          <table:table-cell table:content-validation-name="val7"/>
          <table:table-cell table:content-validation-name="val8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ce3"/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Colour</text:p>
          </table:table-cell>
          <table:table-cell table:number-columns-repeated="2" table:style-name="Default" office:value-type="string" calcext:value-type="string">
            <text:p>colour</text:p>
          </table:table-cell>
          <table:table-cell table:style-name="Default" office:value-type="string" calcext:value-type="string">
            <text:p>color</text:p>
          </table:table-cell>
          <table:table-cell table:style-name="Default"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ppearance</text:p>
          </table:table-cell>
          <table:table-cell/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/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/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A2:Lookups.A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4T12:41:12.846000000</dc:date>
    <meta:editing-duration>PT19H42M32S</meta:editing-duration>
    <meta:editing-cycles>29</meta:editing-cycles>
    <meta:generator>LibreOffice/7.6.2.1$Windows_X86_64 LibreOffice_project/56f7684011345957bbf33a7ee678afaf4d2ba333</meta:generator>
    <meta:document-statistic meta:table-count="7" meta:cell-count="592" meta:object-count="0"/>
  </office:meta>
</office:document-meta>
</file>